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9pt"/>
    </style:style>
    <style:style style:name="co2" style:family="table-column">
      <style:table-column-properties fo:break-before="auto" style:column-width="132.63pt"/>
    </style:style>
    <style:style style:name="co3" style:family="table-column">
      <style:table-column-properties fo:break-before="auto" style:column-width="289.19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1646.2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274.99pt"/>
    </style:style>
    <style:style style:name="co8" style:family="table-column">
      <style:table-column-properties fo:break-before="auto" style:column-width="63.01pt"/>
    </style:style>
    <style:style style:name="co9" style:family="table-column">
      <style:table-column-properties fo:break-before="auto" style:column-width="279.75pt"/>
    </style:style>
    <style:style style:name="co10" style:family="table-column">
      <style:table-column-properties fo:break-before="auto" style:column-width="751.69pt"/>
    </style:style>
    <style:style style:name="co11" style:family="table-column">
      <style:table-column-properties fo:break-before="auto" style:column-width="413.4pt"/>
    </style:style>
    <style:style style:name="co12" style:family="table-column">
      <style:table-column-properties fo:break-before="auto" style:column-width="1623.29pt"/>
    </style:style>
    <style:style style:name="co13" style:family="table-column">
      <style:table-column-properties fo:break-before="auto" style:column-width="762.49pt"/>
    </style:style>
    <style:style style:name="co14" style:family="table-column">
      <style:table-column-properties fo:break-before="auto" style:column-width="1000.8pt"/>
    </style:style>
    <style:style style:name="co15" style:family="table-column">
      <style:table-column-properties fo:break-before="auto" style:column-width="216.96pt"/>
    </style:style>
    <style:style style:name="co16" style:family="table-column">
      <style:table-column-properties fo:break-before="auto" style:column-width="1445.05pt"/>
    </style:style>
    <style:style style:name="co17" style:family="table-column">
      <style:table-column-properties fo:break-before="auto" style:column-width="97.46pt"/>
    </style:style>
    <style:style style:name="co18" style:family="table-column">
      <style:table-column-properties fo:break-before="auto" style:column-width="537.65pt"/>
    </style:style>
    <style:style style:name="co19" style:family="table-column">
      <style:table-column-properties fo:break-before="auto" style:column-width="672.01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64.69pt"/>
    </style:style>
    <style:style style:name="co22" style:family="table-column">
      <style:table-column-properties fo:break-before="auto" style:column-width="31.49pt"/>
    </style:style>
    <style:style style:name="co23" style:family="table-column">
      <style:table-column-properties fo:break-before="auto" style:column-width="391.01pt"/>
    </style:style>
    <style:style style:name="co24" style:family="table-column">
      <style:table-column-properties fo:break-before="auto" style:column-width="20.24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23.61pt"/>
    </style:style>
    <style:style style:name="co27" style:family="table-column">
      <style:table-column-properties fo:break-before="auto" style:column-width="27.55pt"/>
    </style:style>
    <style:style style:name="co28" style:family="table-column">
      <style:table-column-properties fo:break-before="auto" style:column-width="50.06pt"/>
    </style:style>
    <style:style style:name="co29" style:family="table-column">
      <style:table-column-properties fo:break-before="auto" style:column-width="43.31pt"/>
    </style:style>
    <style:style style:name="co30" style:family="table-column">
      <style:table-column-properties fo:break-before="auto" style:column-width="57.34pt"/>
    </style:style>
    <style:style style:name="co31" style:family="table-column">
      <style:table-column-properties fo:break-before="auto" style:column-width="30.36pt"/>
    </style:style>
    <style:style style:name="co32" style:family="table-column">
      <style:table-column-properties fo:break-before="auto" style:column-width="38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8pt" fo:break-before="auto" style:use-optimal-row-height="true"/>
    </style:style>
    <style:style style:name="ro3" style:family="table-row">
      <style:table-row-properties style:row-height="76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ro5" style:family="table-row">
      <style:table-row-properties style:row-height="86.66pt" fo:break-before="auto" style:use-optimal-row-height="true"/>
    </style:style>
    <style:style style:name="ro6" style:family="table-row">
      <style:table-row-properties style:row-height="65.31pt" fo:break-before="auto" style:use-optimal-row-height="true"/>
    </style:style>
    <style:style style:name="ro7" style:family="table-row">
      <style:table-row-properties style:row-height="311.3pt" fo:break-before="auto" style:use-optimal-row-height="true"/>
    </style:style>
    <style:style style:name="ro8" style:family="table-row">
      <style:table-row-properties style:row-height="97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Kitware_CMake_seek_cl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node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  <table:table-cell office:value-type="string" calcext:value-type="string">
            <text:p>old_context_list</text:p>
          </table:table-cell>
          <table:table-cell office:value-type="string" calcext:value-type="string">
            <text:p>new_context_list</text:p>
          </table:table-cell>
          <table:table-cell office:value-type="string" calcext:value-type="string">
            <text:p>old_ddg_list</text:p>
          </table:table-cell>
          <table:table-cell office:value-type="string" calcext:value-type="string">
            <text:p>old_static_list</text:p>
          </table:table-cell>
          <table:table-cell office:value-type="string" calcext:value-type="string">
            <text:p>new_ddg_list</text:p>
          </table:table-cell>
          <table:table-cell office:value-type="string" calcext:value-type="string">
            <text:p>new_static_list</text:p>
          </table:table-cell>
          <table:table-cell office:value-type="string" calcext:value-type="string">
            <text:p>clone_log</text:p>
          </table:table-cell>
          <table:table-cell office:value-type="string" calcext:value-type="string">
            <text:p>clone_location</text:p>
          </table:table-cell>
          <table:table-cell office:value-type="string" calcext:value-type="string">
            <text:p>clone_file_name</text:p>
          </table:table-cell>
          <table:table-cell office:value-type="string" calcext:value-type="string">
            <text:p>clone_context_list</text:p>
          </table:table-cell>
          <table:table-cell office:value-type="string" calcext:value-type="string">
            <text:p>clone_ddg_list</text:p>
          </table:table-cell>
          <table:table-cell office:value-type="string" calcext:value-type="string">
            <text:p>clone_static_list</text:p>
          </table:table-cell>
        </table:table-row>
        <table:table-row table:style-name="ro2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axTLS/%s" , ssl_version ( ) ) ;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axTLS/%s\""]</text:p>
          </table:table-cell>
        </table:table-row>
        <table:table-row table:style-name="ro2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olfSSL/%s\""]</text:p>
          </table:table-cell>
        </table:table-row>
        <table:table-row table:style-name="ro2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SecureTransport" ) ;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SecureTransport\""]</text:p>
          </table:table-cell>
        </table:table-row>
        <table:table-row table:style-name="ro2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GnuTLS/%s\""]</text:p>
          </table:table-cell>
        </table:table-row>
        <table:table-row table:style-name="ro2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NSS/%s" , NSS_VERSION ) ;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NSS/%s\""]</text:p>
          </table:table-cell>
        </table:table-row>
        <table:table-row table:style-name="ro2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OSSL_PACKAGE ) ;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size = snprintf ( buffer , size , "WinSSL" )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inSSL\""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axTLS/%s" , ssl_version ( ) ) ;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axTLS/%s\""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olfSSL/%s\""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SecureTransport" ) ;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SecureTransport\""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GnuTLS/%s\""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NSS/%s" , NSS_VERSION ) ;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NSS/%s\""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OSSL_PACKAGE ) ;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size = snprintf ( buffer , size , "WinSSL" )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inSSL\""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axTLS/%s" , ssl_version ( ) ) ;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axTLS/%s\""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olfSSL/%s\""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SecureTransport" ) ;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SecureTransport\""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GnuTLS/%s\""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"NSS/%s" , NSS_VERSION ) ;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NSS/%s\""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return snprintf ( buffer , size , OSSL_PACKAGE ) ;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["\"wolfSSL/%s\""]</text:p>
          </table:table-cell>
          <table:table-cell office:value-type="string" calcext:value-type="string">
            <text:p>size = snprintf ( buffer , size , "WinSSL" )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["\"WinSSL\""]</text:p>
          </table:table-cell>
        </table:table-row>
        <table:table-row table:style-name="ro2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["\"Can't allocate data for bzip2 decompression\""]</text:p>
          </table:table-cell>
        </table:table-row>
        <table:table-row table:style-name="ro2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["\"Can't allocate data for gzip decompression\""]</text:p>
          </table:table-cell>
        </table:table-row>
        <table:table-row table:style-name="ro2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["\"Can't allocate data for lz4 decompression\""]</text:p>
          </table:table-cell>
        </table:table-row>
        <table:table-row table:style-name="ro2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778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lzma input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input\""]</text:p>
          </table:table-cell>
        </table:table-row>
        <table:table-row table:style-name="ro2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955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%s compressor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gzip decompressor\""]</text:p>
          </table:table-cell>
        </table:table-row>
        <table:table-row table:style-name="ro2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217293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</table:table-row>
        <table:table-row table:style-name="ro2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226192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["\"Can't allocate data for bzip2 decompression\""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["\"Can't allocate data for gzip decompression\""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["\"Can't allocate data for lz4 decompression\""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5175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lzma input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input\""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5352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%s compressor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gzip decompressor\""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415307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424206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["\"Can't allocate data for bzip2 decompression\""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["\"Can't allocate data for gzip decompression\""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["\"Can't allocate data for lzma decompression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["\"Can't allocate data for lz4 decompression\""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9062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lzma input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truncated input\""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9239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%s compressor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["\"Failed to clean up gzip decompressor\""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599194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["\"chdir() failure\""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608093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["\"Can't test directory '%s'\""]</text:p>
          </table:table-cell>
        </table:table-row>
        <table:table-row table:style-name="ro5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680906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</table:table-row>
        <table:table-row table:style-name="ro4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16163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</table:table-row>
        <table:table-row table:style-name="ro3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51420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["4", "\"%02x:\""]</text:p>
          </table:table-cell>
        </table:table-row>
        <table:table-row table:style-name="ro6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861230", "True", "ExpressionStatement", "dprintf_Pass1 ( format , vto , endpos , ap_save )"]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printf_Pass1 ( format , vto , endpos , ap_save )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940984", "True", "ExpressionStatement", "dprintf_Pass1 ( format , vto , endpos , ap_save )"]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printf_Pass1 ( format , vto , endpos , ap_save )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07726", "True", "ExpressionStatement", "dprintf_Pass1 ( format , vto , endpos , ap_save )"]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printf_Pass1 ( format , vto , endpos , ap_save )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5968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vfprintf ( stream , format , var_args )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5968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etcode = dprintf_formatf ( whereto , fputc , format , ap_save )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4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4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4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73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7925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vfprintf ( stream , format , var_args )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7925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etcode = dprintf_formatf ( whereto , fputc , format , ap_save )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30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</table:table-row>
        <table:table-row table:style-name="ro7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9882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vfprintf ( stream , format , var_args )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9882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etcode = dprintf_formatf ( whereto , fputc , format , ap_save )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Error in administrating child process: [%s]\\n\""]</text:p>
          </table:table-cell>
        </table:table-row>
        <table:table-row table:style-name="ro7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terminated abnormally: %s\\n\""]</text:p>
          </table:table-cell>
        </table:table-row>
        <table:table-row table:style-name="ro7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["\"Child exited with value = %d\\n\""]</text:p>
          </table:table-cell>
        </table:table-row>
        <table:table-row table:style-name="ro7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++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416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["\"Poll count is %d, which is less than %d.\\n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93848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3821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641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134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714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nc", "1", "="], "* digest"], [["struct digestdata *", "char *", "char *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532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digest -&gt; cnonce"], [["struct digestdata *", "nc", "1", "="], "digest -&gt; nc"], [["struct digestdata *", "nc", "1", "="], "* digest"], [["struct digestdata *", "char *", "char *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512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nc", "1", "="], "* digest"], [["struct digestdata *", "char *", "char *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328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8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289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office:value-type="string" calcext:value-type="string">
            <text:p>[[["struct digestdata *", "algorithm"]], 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char *", "char *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301654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fopen", "const char *", "FOPEN_WRITETEXT", "="], "FILE *"], [["FILE *", "stdou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1627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5447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5940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520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nc", "1", "="], "* digest"], [["struct digestdata *", "char *", "char *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338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digest -&gt; cnonce"], [["struct digestdata *", "nc", "1", "="], "digest -&gt; nc"], [["struct digestdata *", "char *", "char *", "="], "* digest"], [["struct digestdata *", "nc", "1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318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134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095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char *", "char *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402030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2003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956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449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2029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847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digest -&gt; cnonce"], [["struct digestdata *", "nc", "1", "="], "digest -&gt; nc"], [["struct digestdata *", "char *", "char *", "="], "* digest"], [["struct digestdata *", "nc", "1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827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643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604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office:value-type="string" calcext:value-type="string">
            <text:p>[[["struct digestdata *", "algorithm"]], 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], "* digest"], [["struct digestdata *", "char *", "char *", "="], "* digest"], [["struct digestdata *", "nc", "1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516840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fprintf ( out , "#\n# Fatal libcurl error\n" )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["\"#\\n# Fatal libcurl error\\n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16813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["\"%s\\n\""]</text:p>
          </table:table-cell>
          <table:table-cell office:value-type="string" calcext:value-type="string">
            <text:p>[[["struct Cookie *", "struct CookieInfo *", "cookies", "="], "struct Cookie *"], [["struct Cookie *", "struct Cookie *", "next"], "struct Cookie *"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printf ( out , "%s\n" , format_ptr )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["\"%s\\n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5117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/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pn = aprintf ( "%s@%s" , service , realm )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["\"%s@%s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5610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["\"%s %02x%02x%02x%02x%02x%02x%02x%02x%02x%02x%02x%02x%02x%02x%02x%02x\"", "0", "1", "2", "3", "4", "5", "6", "7", "8", "9", "10", "11", "12", "13", "14", "15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secret [ 2 * i ] , 3 , "%02x" , digest [ i ] )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2_hex [ 2 * i ] , 3 , "%02x" , digest [ i ] )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["3", "\"%02x\"", "2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snprintf ( &amp; HA1_hex [ 2 * i ] , 3 , "%02x" , digest [ i ] )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["3", "\"%02x\"", "2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8190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8008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digest -&gt; cnonce"], [["struct digestdata *", "nc", "1", "="], "digest -&gt; nc"], [["struct digestdata *", "nc", "1", "="], "* digest"], [["struct digestdata *", "char *", "char *", "="], "* digest"]]</text:p>
          </table:table-cell>
          <table:table-cell office:value-type="string" calcext:value-type="string">
            <text:p>["\"%s:%s:%08x: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["\"%s:%s:%08x:%s:%s:%s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988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* digest"], [["struct digestdata *", "nc", "1", "="], "* digest"]]</text:p>
          </table:table-cell>
          <table:table-cell office:value-type="string" calcext:value-type="string">
            <text:p>["\"%s:%s:%s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["\"%s:%s:%s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804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char *", "char *", "="], "* digest"], [["struct digestdata *", "nc", "1", "="], "* digest"], [["struct digestdata *", "nc"], "* digest"]]</text:p>
          </table:table-cell>
          <table:table-cell office:value-type="string" calcext:value-type="string">
            <text:p>["\"%s, opaque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opaque=\\\"%s\\\"\""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765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["\"%s, algorithm=\\\"%s\\\"\""]</text:p>
          </table:table-cell>
        </table:table-row>
      </table:table>
      <table:table table:name="analyze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0" table:number-columns-repeated="1012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node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context_list</text:p>
          </table:table-cell>
          <table:table-cell office:value-type="string" calcext:value-type="string">
            <text:p>new_context_list</text:p>
          </table:table-cell>
          <table:table-cell office:value-type="string" calcext:value-type="string">
            <text:p>old_ddg_list</text:p>
          </table:table-cell>
          <table:table-cell office:value-type="string" calcext:value-type="string">
            <text:p>clone_location</text:p>
          </table:table-cell>
          <table:table-cell office:value-type="string" calcext:value-type="string">
            <text:p>clone_file_name</text:p>
          </table:table-cell>
          <table:table-cell office:value-type="string" calcext:value-type="string">
            <text:p>clone_context_list</text:p>
          </table:table-cell>
          <table:table-cell office:value-type="string" calcext:value-type="string">
            <text:p>clone_ddg_list</text:p>
          </table:table-cell>
          <table:table-cell office:value-type="string" calcext:value-type="string">
            <text:p>clone_log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axTLS/%s" , ssl_version (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SecureTransport"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NSS/%s" , NSS_VERSION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OSSL_PACKAGE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295367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size = snprintf ( buffer , size , "WinSSL" )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axTLS/%s" , ssl_version (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SecureTransport"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NSS/%s" , NSS_VERSION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OSSL_PACKAGE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911665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size = snprintf ( buffer , size , "WinSSL" )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686:2:22379:22435</text:p>
          </table:table-cell>
          <table:table-cell office:value-type="string" calcext:value-type="string">
            <text:p>/data/download/CMake/cmake-master/cmake-master/Utilities/cmcurl/lib/vtls/ax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axTLS/%s" , ssl_version (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745:2:24135:24201</text:p>
          </table:table-cell>
          <table:table-cell office:value-type="string" calcext:value-type="string">
            <text:p>/data/download/CMake/cmake-master/cmake-master/Utilities/cmcurl/lib/vtls/cya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wolfSSL/%s" , wolfSSL_lib_version (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2506:2:85205:85253</text:p>
          </table:table-cell>
          <table:table-cell office:value-type="string" calcext:value-type="string">
            <text:p>/data/download/CMake/cmake-master/cmake-master/Utilities/cmcurl/lib/vtls/darwi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SecureTransport"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1693:2:52666:52736</text:p>
          </table:table-cell>
          <table:table-cell office:value-type="string" calcext:value-type="string">
            <text:p>/data/download/CMake/cmake-master/cmake-master/Utilities/cmcurl/lib/vtls/gtl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GnuTLS/%s" , gnutls_check_version ( NULL )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2155:2:65100:65152</text:p>
          </table:table-cell>
          <table:table-cell office:value-type="string" calcext:value-type="string">
            <text:p>/data/download/CMake/cmake-master/cmake-master/Utilities/cmcurl/lib/vtls/nss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"NSS/%s" , NSS_VERSION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3286:2:97971:98014</text:p>
          </table:table-cell>
          <table:table-cell office:value-type="string" calcext:value-type="string">
            <text:p>/data/download/CMake/cmake-master/cmake-master/Utilities/cmcurl/lib/vtls/openss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return snprintf ( buffer , size , OSSL_PACKAGE ) ;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1056096", "True", "ReturnStatement", "return snprintf ( buffer , size , \"wolfSSL/%s\" , WOLFSSL_VERSION ) ;"]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[[["size_t"]], [["char *"]]]</text:p>
          </table:table-cell>
          <table:table-cell office:value-type="string" calcext:value-type="string">
            <text:p>[[["char *"], "char *"], [["size_t"], "size_t"]]</text:p>
          </table:table-cell>
          <table:table-cell office:value-type="string" calcext:value-type="string">
            <text:p>1557:2:55302:55341</text:p>
          </table:table-cell>
          <table:table-cell office:value-type="string" calcext:value-type="string">
            <text:p>/data/download/CMake/cmake-master/cmake-master/Utilities/cmcurl/lib/vtls/schannel.c</text:p>
          </table:table-cell>
          <table:table-cell office:value-type="string" calcext:value-type="string">
            <text:p>[[["size_t"]], [["char *"]]]</text:p>
          </table:table-cell>
          <table:table-cell office:value-type="string" calcext:value-type="string">
            <text:p>[[["size_t"], "size_t"], [["char *"], "char *"]]</text:p>
          </table:table-cell>
          <table:table-cell office:value-type="string" calcext:value-type="string">
            <text:p>size = snprintf ( buffer , size , "WinSSL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488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778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87955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217293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226192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4885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5175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305352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415307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424206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02:2:5888:5991</text:p>
          </table:table-cell>
          <table:table-cell office:value-type="string" calcext:value-type="string">
            <text:p>/data/download/CMake/cmake-master/cmake-master/Utilities/cmlibarchive/libarchive/archive_read_support_filter_bzip2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bzip2\"", "="], "* self"]]</text:p>
          </table:table-cell>
          <table:table-cell office:value-type="string" calcext:value-type="string">
            <text:p>archive_set_error ( &amp; self -&gt; archive -&gt; archive , ENOMEM , "Can't allocate data for bzip2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64:2:7063:7165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[["struct archive_read_filter *"], "struct archive_read_filter *"], [["struct archive_read_filter *", "name", "\"gzip\"", "="], "* self"]]</text:p>
          </table:table-cell>
          <table:table-cell office:value-type="string" calcext:value-type="string">
            <text:p>archive_set_error ( &amp; self -&gt; archive -&gt; archive , ENOMEM , "Can't allocate data for gzip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8772", "True", "ExpressionStatement", "archive_set_error ( &amp; self -&gt; archive -&gt; archive , ENOMEM , \"Can't allocate data for lzma decompression\" )"]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[[["struct private_data *", "NULL", "==", "void *", "NULL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, [["struct archive_read_filter *", "name", "\"lzma\"", "="], "* self"]]</text:p>
          </table:table-cell>
          <table:table-cell office:value-type="string" calcext:value-type="string">
            <text:p>234:2:6446:6547</text:p>
          </table:table-cell>
          <table:table-cell office:value-type="string" calcext:value-type="string">
            <text:p>/data/download/CMake/cmake-master/cmake-master/Utilities/cmlibarchive/libarchive/archive_read_support_filter_lz4.c</text:p>
          </table:table-cell>
          <table:table-cell office:value-type="string" calcext:value-type="string">
            <text:p>[[["struct private_data *", "NULL", "=="]]]</text:p>
          </table:table-cell>
          <table:table-cell office:value-type="string" calcext:value-type="string">
            <text:p>[[["struct archive_read_filter *"], "struct archive_read_filter *"], [["struct archive_read_filter *", "name", "\"lz4\"", "="], "* self"]]</text:p>
          </table:table-cell>
          <table:table-cell office:value-type="string" calcext:value-type="string">
            <text:p>archive_set_error ( &amp; self -&gt; archive -&gt; archive , ENOMEM , "Can't allocate data for lz4 decompressio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9062", "True", "ExpressionStatement", "archive_set_error ( &amp; self -&gt; archive -&gt; archive , ARCHIVE_ERRNO_MISC , \"truncated lzma input\" )"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[[["struct private_data *", "stream", "next_in", "NULL", "=="]], [["ssize_t", "0", "&lt;"]], [["struct private_data *", "stream", "avail_out", "0", "&gt;"]], [["!", "struct private_data *", "eo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684:3:19281:19376</text:p>
          </table:table-cell>
          <table:table-cell office:value-type="string" calcext:value-type="string">
            <text:p>/data/download/CMake/cmake-master/cmake-master/Utilities/cmlibarchive/libarchive/archive_read_support_filter_xz.c</text:p>
          </table:table-cell>
          <table:table-cell office:value-type="string" calcext:value-type="string">
            <text:p>[[["struct private_data *", "stream", "next_in", "NULL", "=="]], [["ssize_t", "0", "&lt;"]], [["int", "ARCHIVE_OK", "!="]], [["!", "struct private_data *", "in_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archive_set_error ( &amp; self -&gt; archive -&gt; archive , ARCHIVE_ERRNO_MISC , "truncated input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489239", "True", "ExpressionStatement", "archive_set_error ( &amp; ( self -&gt; archive -&gt; archive ) , ARCHIVE_ERRNO_MISC , \"Failed to clean up %s compressor\" , self -&gt; archive -&gt; archive . compression_name )"]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[[["lzmadec_end", "&amp;", "struct private_data *", "stream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353:2:9342:9456</text:p>
          </table:table-cell>
          <table:table-cell office:value-type="string" calcext:value-type="string">
            <text:p>/data/download/CMake/cmake-master/cmake-master/Utilities/cmlibarchive/libarchive/archive_read_support_filter_gzip.c</text:p>
          </table:table-cell>
          <table:table-cell office:value-type="string" calcext:value-type="string">
            <text:p>[[["inflateEnd", "&amp;", "struct private_data *", "stream"]]]</text:p>
          </table:table-cell>
          <table:table-cell office:value-type="string" calcext:value-type="string">
            <text:p>[[["struct archive_read_filter *"], "struct archive_read_filter *"]]</text:p>
          </table:table-cell>
          <table:table-cell office:value-type="string" calcext:value-type="string">
            <text:p>archive_set_error ( &amp; self -&gt; archive -&gt; archive , ARCHIVE_ERRNO_MISC , "Failed to clean up gzip decompressor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599194", "True", "ExpressionStatement", "archive_set_error ( &amp; a -&gt; archive , errno , \"chdir() failure\" )"]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672:3:21250:21313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int", "0", "!="]], [["struct archive_write_disk *", "restore_pwd", "0", "&gt;="]]]</text:p>
          </table:table-cell>
          <table:table-cell office:value-type="string" calcext:value-type="string">
            <text:p>[[["struct archive_write_disk *", "struct archive_write_disk *", "struct archive *", "="], "struct archive_write_disk *"]]</text:p>
          </table:table-cell>
          <table:table-cell office:value-type="string" calcext:value-type="string">
            <text:p>archive_set_error ( &amp; a -&gt; archive , errno , "chdir() failure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608093", "True", "ExpressionStatement", "archive_set_error ( &amp; a -&gt; archive , errno , \"Can't test directory '%s'\" , path )"]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3004:2:85930:86008</text:p>
          </table:table-cell>
          <table:table-cell office:value-type="string" calcext:value-type="string">
            <text:p>/data/download/CMake/cmake-master/cmake-master/Utilities/cmlibarchive/libarchive/archive_write_disk_posix.c</text:p>
          </table:table-cell>
          <table:table-cell office:value-type="string" calcext:value-type="string">
            <text:p>[[["errno", "ENOENT", "!="]], [["errno", "ENOTDIR", "!="]], [["stat", "char *", "&amp;", "st", "0", "=="]]]</text:p>
          </table:table-cell>
          <table:table-cell office:value-type="string" calcext:value-type="string">
            <text:p>[[["struct archive_write_disk *"], "struct archive_write_disk *"], [["char *"], "char *"]]</text:p>
          </table:table-cell>
          <table:table-cell office:value-type="string" calcext:value-type="string">
            <text:p>archive_set_error ( &amp; a -&gt; archive , errno , "Can't test directory '%s'" , path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680906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16163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x509asn1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751420", "True", "ExpressionStatement", "snprintf ( buf + n , 4 , \"%02x:\" , * ( const unsigned char * ) beg ++ )"]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3"], "size_t"], [["size_t", "0", "=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213:8:7455:7516</text:p>
          </table:table-cell>
          <table:table-cell office:value-type="string" calcext:value-type="string">
            <text:p>/data/download/CMake/cmake-master/cmake-master/Utilities/cmcurl/lib/x509asn1.c</text:p>
          </table:table-cell>
          <table:table-cell office:value-type="string" calcext:value-type="string">
            <text:p>[[["const char *", "const char *", "&lt;"]], [["char *"]]]</text:p>
          </table:table-cell>
          <table:table-cell office:value-type="string" calcext:value-type="string">
            <text:p>[[["char *", "malloc", "3", "size_t", "*", "1", "+", "="], "char *"], [["size_t", "0", "="], "size_t"], [["size_t", "3"], "size_t"], [["const char *"], "const char *"], [["snprintf", "char *", "size_t", "+", "4", "\"%02x:\"", "*", "const char *"], "const char *"]]</text:p>
          </table:table-cell>
          <table:table-cell office:value-type="string" calcext:value-type="string">
            <text:p>snprintf ( buf + n , 4 , "%02x:" , * ( const unsigned char * ) beg ++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861230", "True", "ExpressionStatement", "dprintf_Pass1 ( format , vto , endpos , ap_save )"]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dprintf_Pass1 ( format , vto , endpos , ap_sav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940984", "True", "ExpressionStatement", "dprintf_Pass1 ( format , vto , endpos , ap_save )"]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dprintf_Pass1 ( format , vto , endpos , ap_sav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07726", "True", "ExpressionStatement", "dprintf_Pass1 ( format , vto , endpos , ap_save )"]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onst char *"], "const char *"], [["va_stack_t [ MAX_PARAMETERS ]", "MAX_PARAMETERS"], "va_stack_t [ MAX_PARAMETERS ]"], [["char * [ MAX_PARAMETERS ]", "MAX_PARAMETERS"], "char * [ MAX_PARAMETERS ]"], [["va_list"], "va_list"]]</text:p>
          </table:table-cell>
          <table:table-cell office:value-type="string" calcext:value-type="string">
            <text:p>592:5:15586:15628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char *", "char *", "&amp;", "char [ BUFFSIZE ]", "2", "-", "="]], [["va_stack_t *"]]]</text:p>
          </table:table-cell>
          <table:table-cell office:value-type="string" calcext:value-type="string">
            <text:p>[[["char * [ MAX_PARAMETERS ]", "MAX_PARAMETERS"], "char * [ MAX_PARAMETERS ]"], [["const char *"], "const char *"], [["va_stack_t [ MAX_PARAMETERS ]", "MAX_PARAMETERS"], "va_stack_t [ MAX_PARAMETERS ]"], [["va_list"], "va_list"]]</text:p>
          </table:table-cell>
          <table:table-cell office:value-type="string" calcext:value-type="string">
            <text:p>dprintf_Pass1 ( format , vto , endpos , ap_sav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5968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vfprintf ( stream , format , var_args )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urce/kwsys/Terminal.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"2059683", "True", "ExpressionStatement", "vfprintf ( stream , format , var_args )"]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string" calcext:value-type="string">
            <text:p>[[["va_start", "va_list", "const char *"]], [["va_list"]]]</text:p>
          </table:table-cell>
          <table:table-cell table:style-name="ce1" office:value-type="string" calcext:value-type="string">
            <text:p>[[["const char *"], "const char *"], [["FILE *"], "FILE *"], [["va_list"], "va_list"]]</text:p>
          </table:table-cell>
          <table:table-cell table:style-name="ce1" office:value-type="string" calcext:value-type="string">
            <text:p>1158:2:29945:30003</text:p>
          </table:table-cell>
          <table:table-cell table:style-name="ce1" office:value-type="string" calcext:value-type="string">
            <text:p>/data/download/CMake/cmake-master/cmake-master/Utilities/cmcurl/lib/mprintf.c</text:p>
          </table:table-cell>
          <table:table-cell table:style-name="ce1" office:value-type="string" calcext:value-type="string">
            <text:p>[[["va_start", "va_list", "const char *"]], [["va_list"]]]</text:p>
          </table:table-cell>
          <table:table-cell table:style-name="ce1" office:value-type="string" calcext:value-type="string">
            <text:p>[[["const char *"], "const char *"], [["FILE *"], "FILE *"], [["va_list"], "va_list"]]</text:p>
          </table:table-cell>
          <table:table-cell table:style-name="ce1" office:value-type="string" calcext:value-type="string">
            <text:p>retcode = dprintf_formatf ( whereto , fputc , format , ap_save )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93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6573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7925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vfprintf ( stream , format , var_args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7925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retcode = dprintf_formatf ( whereto , fputc , format , ap_sav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508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85305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9882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72:4:2339:2373</text:p>
          </table:table-cell>
          <table:table-cell office:value-type="string" calcext:value-type="string">
            <text:p>/data/download/CMake/cmake-master/cmake-master/Source/kwsys/Terminal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va_list"], "va_list"], [["FILE *"], "FILE *"]]</text:p>
          </table:table-cell>
          <table:table-cell office:value-type="string" calcext:value-type="string">
            <text:p>vfprintf ( stream , format , var_args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rmina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098823", "True", "ExpressionStatement", "vfprintf ( stream , format , var_args )"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1158:2:29945:30003</text:p>
          </table:table-cell>
          <table:table-cell office:value-type="string" calcext:value-type="string">
            <text:p>/data/download/CMake/cmake-master/cmake-master/Utilities/cmcurl/lib/mprintf.c</text:p>
          </table:table-cell>
          <table:table-cell office:value-type="string" calcext:value-type="string">
            <text:p>[[["va_start", "va_list", "const char *"]], [["va_list"]]]</text:p>
          </table:table-cell>
          <table:table-cell office:value-type="string" calcext:value-type="string">
            <text:p>[[["const char *"], "const char *"], [["FILE *"], "FILE *"], [["va_list"], "va_list"]]</text:p>
          </table:table-cell>
          <table:table-cell office:value-type="string" calcext:value-type="string">
            <text:p>retcode = dprintf_formatf ( whereto , fputc , format , ap_sav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66:6:14631:1473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rror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Error in administrating child process: [%s]\n" , kwsysProcess_GetErrorString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57:6:14265:14358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ception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Child terminated abnormally: %s\n" , kwsysProcess_GetExceptionString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619", "True", "ExpressionStatement", "printf ( \"Child exited with value = %d\\n\" , kwsysProcess_GetExitValue ( kp ) )"]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449:6:13911:13982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kwsysProcess_GetState", "kwsysProcess *", "kwsysProcess_State_Exited", "=="]]]</text:p>
          </table:table-cell>
          <table:table-cell office:value-type="string" calcext:value-type="string">
            <text:p>[[["kwsysProcess *"], "kwsysProcess *"]]</text:p>
          </table:table-cell>
          <table:table-cell office:value-type="string" calcext:value-type="string">
            <text:p>printf ( "Child exited with value = %d\n" , kwsysProcess_GetExitValue ( kp )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24416", "True", "ExpressionStatement", "fprintf ( stderr , \"Poll count is %d, which is less than %d.\\n\" , poll , MINPOLL )"]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494:4:15561:15649</text:p>
          </table:table-cell>
          <table:table-cell office:value-type="string" calcext:value-type="string">
            <text:p>/data/download/CMake/cmake-master/cmake-master/Source/kwsys/testProcess.c</text:p>
          </table:table-cell>
          <table:table-cell office:value-type="string" calcext:value-type="string">
            <text:p>[[["int"]], [["int", "MINPOLL", "&lt;"]]]</text:p>
          </table:table-cell>
          <table:table-cell office:value-type="string" calcext:value-type="string">
            <text:p>[[["int"], "int"]]</text:p>
          </table:table-cell>
          <table:table-cell office:value-type="string" calcext:value-type="string">
            <text:p>fprintf ( stderr , "Poll count is %d, which is less than %d.\n" , poll , MINPOLL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193848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fprintf ( out , "#\n# Fatal libcurl error\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3821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fprintf ( out , "%s\n" , format_ptr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166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7641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spn = aprintf ( "%s@%s" , service , realm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134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9079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936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98683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714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nc", "1", "="], "* digest"], [["struct digestdata *", "char *", "char *", "="], "* digest"]]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532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digest -&gt; cnonce"], [["struct digestdata *", "nc", "1", "="], "digest -&gt; nc"], [["struct digestdata *", "nc", "1", "="], "* digest"], [["struct digestdata *", "char *", "char *", "="], "* digest"]]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512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nc", "1", "="], "* digest"], [["struct digestdata *", "char *", "char *", "="], "* digest"]]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328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200289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[[["struct digestdata *", "algorithm"]], 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char *", "char *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301654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fopen", "const char *", "FOPEN_WRITETEXT", "="], "FILE *"], [["FILE *", "stdout", "="], "FILE *"]]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fprintf ( out , "#\n# Fatal libcurl error\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1627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fprintf ( out , "%s\n" , format_ptr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497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, "0", "="], "int"], [["int"], "int"]]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5447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spn = aprintf ( "%s@%s" , service , realm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5940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88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74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648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520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nc", "1", "="], "* digest"], [["struct digestdata *", "char *", "char *", "="], "* digest"]]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338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digest -&gt; cnonce"], [["struct digestdata *", "nc", "1", "="], "digest -&gt; nc"], [["struct digestdata *", "char *", "char *", "="], "* digest"], [["struct digestdata *", "nc", "1", "="], "* digest"]]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318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* digest"], [["struct digestdata *", "nc", "1", "="], "* digest"]]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134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308095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char *", "char *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402030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fprintf ( out , "#\n# Fatal libcurl error\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2003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fopen", "const char *", "FOPEN_WRITETEXT", "="], "FILE *"], [["FILE *", "stdout", "="], "FILE *"]]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fprintf ( out , "%s\n" , format_ptr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481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8956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spn = aprintf ( "%s@%s" , service , realm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449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394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, "0", "="], "size_t"], [["size_t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0251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09998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2029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char *", "char *", "="], "* digest"], [["struct digestdata *", "nc", "1", "="], "* digest"]]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847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digest -&gt; cnonce"], [["struct digestdata *", "nc", "1", "="], "digest -&gt; nc"], [["struct digestdata *", "char *", "char *", "="], "* digest"], [["struct digestdata *", "nc", "1", "="], "* digest"]]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827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unsigned char [ 33 ]", "33"], "unsigned char [ 33 ]"], [["struct digestdata *"], "struct digestdata *"], [["struct digestdata *", "char *", "char *", "="], "* digest"], [["struct digestdata *", "nc", "1", "="], "* digest"]]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643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411604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[[["struct digestdata *", "algorithm"]], 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], "* digest"], [["struct digestdata *", "char *", "char *", "="], "* digest"], [["struct digestdata *", "nc", "1", "="], "* digest"]]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ooki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516840", "True", "ExpressionStatement", "fprintf ( out , \"#\\n# Fatal libcurl error\\n\" )"]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1370:6:39069:39111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]</text:p>
          </table:table-cell>
          <table:table-cell office:value-type="string" calcext:value-type="string">
            <text:p>fprintf ( out , "#\n# Fatal libcurl error\n"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ooki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16813", "True", "ExpressionStatement", "fprintf ( out , \"%s\\n\" , format_ptr )"]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char *", "get_netscape_format", "struct Cookie *", "="], "char *"], [["FILE *", "stdout", "="], "FILE *"], [["FILE *", "fopen", "const char *", "FOPEN_WRITETEXT", "="], "FILE *"]]</text:p>
          </table:table-cell>
          <table:table-cell office:value-type="string" calcext:value-type="string">
            <text:p>1375:4:39182:39214</text:p>
          </table:table-cell>
          <table:table-cell office:value-type="string" calcext:value-type="string">
            <text:p>/data/download/CMake/cmake-master/cmake-master/Utilities/cmcurl/lib/cookie.c</text:p>
          </table:table-cell>
          <table:table-cell office:value-type="string" calcext:value-type="string">
            <text:p>[[["char *", "NULL", "=="]], [["!", "struct Cookie *", "domain"]]]</text:p>
          </table:table-cell>
          <table:table-cell office:value-type="string" calcext:value-type="string">
            <text:p>[[["FILE *", "stdout", "="], "FILE *"], [["FILE *", "fopen", "const char *", "FOPEN_WRITETEXT", "="], "FILE *"], [["char *", "get_netscape_format", "struct Cookie *", "="], "char *"]]</text:p>
          </table:table-cell>
          <table:table-cell office:value-type="string" calcext:value-type="string">
            <text:p>fprintf ( out , "%s\n" , format_ptr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4642", "True", "ExpressionStatement", "snprintf ( ( char * ) &amp; dest [ i * 2 ] , 3 , \"%02x\" , source [ i ] )"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*"], "unsigned char *"], [["unsigned char *"], "unsigned char *"], [["int"], "int"], [["int", "0", "="], "int"]]</text:p>
          </table:table-cell>
          <table:table-cell office:value-type="string" calcext:value-type="string">
            <text:p>144:4:4069:41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int", "16", "&lt;"]]]</text:p>
          </table:table-cell>
          <table:table-cell office:value-type="string" calcext:value-type="string">
            <text:p>[[["int", "0", "="], "int"], [["int"], "int"], [["unsigned char *"], "unsigned char *"], [["unsigned char *"], "unsigned char *"]]</text:p>
          </table:table-cell>
          <table:table-cell office:value-type="string" calcext:value-type="string">
            <text:p>snprintf ( ( char * ) &amp; dest [ i * 2 ] , 3 , "%02x" , source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5117", "True", "ReturnStatement", "return aprintf ( \"%s/%s\" , service , host ) ;"]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64:4:2022:2060</text:p>
          </table:table-cell>
          <table:table-cell office:value-type="string" calcext:value-type="string">
            <text:p>/data/download/CMake/cmake-master/cmake-master/Utilities/cmcurl/lib/vauth/vauth.c</text:p>
          </table:table-cell>
          <table:table-cell office:value-type="string" calcext:value-type="string">
            <text:p>[[["const char *"]], [["const char *"]]]</text:p>
          </table:table-cell>
          <table:table-cell office:value-type="string" calcext:value-type="string">
            <text:p>[[["const char *"], "const char *"], [["const char *"], "const char *"]]</text:p>
          </table:table-cell>
          <table:table-cell office:value-type="string" calcext:value-type="string">
            <text:p>spn = aprintf ( "%s@%s" , service , realm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5610", "True", "ExpressionStatement", "response = aprintf ( \"%s %02x%02x%02x%02x%02x%02x%02x%02x%02x%02x%02x%02x%02x%02x%02x%02x\" , userp , digest [ 0 ] , digest [ 1 ] , digest [ 2 ] , digest [ 3 ] , digest [ 4 ] , digest [ 5 ] , digest [ 6 ] , digest [ 7 ] , digest [ 8 ] , digest [ 9 ] , digest [ 10 ] , digest [ 11 ] , digest [ 12 ] , digest [ 13 ] , digest [ 14 ] , digest [ 15 ] )"]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MD5_DIGEST_LEN ]", "MD5_DIGEST_LEN"], "unsigned char [ MD5_DIGEST_LEN ]"], [["const char *"], "const char *"]]</text:p>
          </table:table-cell>
          <table:table-cell office:value-type="string" calcext:value-type="string">
            <text:p>122:2:3868:4163</text:p>
          </table:table-cell>
          <table:table-cell office:value-type="string" calcext:value-type="string">
            <text:p>/data/download/CMake/cmake-master/cmake-master/Utilities/cmcurl/lib/vauth/cram.c</text:p>
          </table:table-cell>
          <table:table-cell office:value-type="string" calcext:value-type="string">
            <text:p>[[["!", "HMAC_context *"]]]</text:p>
          </table:table-cell>
          <table:table-cell office:value-type="string" calcext:value-type="string">
            <text:p>[[["const char *"], "const char *"], [["unsigned char [ MD5_DIGEST_LEN ]", "MD5_DIGEST_LEN"], "unsigned char [ MD5_DIGEST_LEN ]"]]</text:p>
          </table:table-cell>
          <table:table-cell office:value-type="string" calcext:value-type="string">
            <text:p>response = aprintf ( "%s %02x%02x%02x%02x%02x%02x%02x%02x%02x%02x%02x%02x%02x%02x%02x%02x" , userp , digest [ 0 ] , digest [ 1 ] , digest [ 2 ] , digest [ 3 ] , digest [ 4 ] , digest [ 5 ] , digest [ 6 ] , digest [ 7 ] , digest [ 8 ] , digest [ 9 ] , digest [ 10 ] , digest [ 11 ] , digest [ 12 ] , digest [ 13 ] , digest [ 14 ] , digest [ 15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555", "True", "ExpressionStatement", "snprintf ( &amp; HA1_hex [ 2 * i ] , 3 , \"%02x\" , digest [ i ] )"]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ize_t"], "size_t"], [["size_t", "0", "="], "size_t"], [["unsigned char [ MD5_DIGEST_LEN ]", "MD5_DIGEST_LEN"], "unsigned char [ MD5_DIGEST_LEN ]"], [["char [ 2 * MD5_DIGEST_LEN + 1 ]", "2", "MD5_DIGEST_LEN", "*", "1", "+"], "char [ 2 * MD5_DIGEST_LEN + 1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412", "True", "ExpressionStatement", "snprintf ( &amp; HA2_hex [ 2 * i ] , 3 , \"%02x\" , digest [ i ] )"]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, "0", "="], "size_t"], [["size_t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9:4:15227:15273</text:p>
          </table:table-cell>
          <table:table-cell office:value-type="string" calcext:value-type="string">
            <text:p>/data/download/CMake/cmake-master/cmake-master/Utilities/cmcurl/lib/pop3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snprintf ( &amp; secret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82:4:14559:1461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char [ 2 * MD5_DIGEST_LEN + 1 ]", "2", "MD5_DIGEST_LEN", "*", "1", "+"], "char [ 2 * MD5_DIGEST_LEN + 1 ]"], [["unsigned char [ MD5_DIGEST_LEN ]", "MD5_DIGEST_LEN"], "unsigned char [ MD5_DIGEST_LEN ]"], [["size_t", "0", "="], "size_t"], [["size_t"], "size_t"]]</text:p>
          </table:table-cell>
          <table:table-cell office:value-type="string" calcext:value-type="string">
            <text:p>snprintf ( &amp; resp_hash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52:4:13423:13470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size_t", "0", "="], "size_t"], [["size_t"], "size_t"], [["char [ 2 * MD5_DIGEST_LEN + 1 ]", "2", "MD5_DIGEST_LEN", "*", "1", "+"], "char [ 2 * MD5_DIGEST_LEN + 1 ]"]]</text:p>
          </table:table-cell>
          <table:table-cell office:value-type="string" calcext:value-type="string">
            <text:p>snprintf ( &amp; HA2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6159", "True", "ExpressionStatement", "snprintf ( &amp; resp_hash_hex [ 2 * i ] , 3 , \"%02x\" , digest [ i ] )"]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[ 2 * MD5_DIGEST_LEN + 1 ]", "2", "MD5_DIGEST_LEN", "*", "1", "+"], "char [ 2 * MD5_DIGEST_LEN + 1 ]"], [["size_t"], "size_t"], [["size_t", "0", "="], "size_t"], [["unsigned char [ MD5_DIGEST_LEN ]", "MD5_DIGEST_LEN"], "unsigned char [ MD5_DIGEST_LEN ]"]]</text:p>
          </table:table-cell>
          <table:table-cell office:value-type="string" calcext:value-type="string">
            <text:p>429:4:12785:1283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ize_t", "MD5_DIGEST_LEN", "&lt;"]], [["!", "MD5_context *"]]]</text:p>
          </table:table-cell>
          <table:table-cell office:value-type="string" calcext:value-type="string">
            <text:p>[[["unsigned char [ MD5_DIGEST_LEN ]", "MD5_DIGEST_LEN"], "unsigned char [ MD5_DIGEST_LEN ]"], [["char [ 2 * MD5_DIGEST_LEN + 1 ]", "2", "MD5_DIGEST_LEN", "*", "1", "+"], "char [ 2 * MD5_DIGEST_LEN + 1 ]"], [["size_t", "0", "="], "size_t"], [["size_t"], "size_t"]]</text:p>
          </table:table-cell>
          <table:table-cell office:value-type="string" calcext:value-type="string">
            <text:p>snprintf ( &amp; HA1_hex [ 2 * i ] , 3 , "%02x" , digest [ i ]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8190", "True", "ExpressionStatement", "tmp = aprintf ( \"%s:%s:%s\" , ha1 , digest -&gt; nonce , digest -&gt; cnonce )"]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struct digestdata *", "char *", "char *", "="], "digest -&gt; cnonce"], [["struct digestdata *", "char *", "char *", "="], "* digest"], [["struct digestdata *", "nc", "1", "="], "* digest"]]</text:p>
          </table:table-cell>
          <table:table-cell office:value-type="string" calcext:value-type="string">
            <text:p>725:4:22052:2211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", "CURLDIGESTALGO_MD5SESS", "=="]], [["!", "unsigned char *"]]]</text:p>
          </table:table-cell>
          <table:table-cell office:value-type="string" calcext:value-type="string">
            <text:p>[[["struct digestdata *"], "struct digestdata *"], [["struct digestdata *", "nc", "1", "="], "* digest"], [["struct digestdata *", "char *", "char *", "="], "* digest"], [["struct digestdata *", "char *", "char *", "="], "digest -&gt; cnonce"], [["unsigned char [ 33 ]", "33"], "unsigned char [ 33 ]"]]</text:p>
          </table:table-cell>
          <table:table-cell office:value-type="string" calcext:value-type="string">
            <text:p>tmp = aprintf ( "%s:%s:%s" , ha1 , digest -&gt; nonce , digest -&gt; cnonc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8008", "True", "ExpressionStatement", "md5this = ( unsigned char * ) aprintf ( \"%s:%s:%08x:%s:%s:%s\" , ha1 , digest -&gt; nonce , digest -&gt; nc , digest -&gt; cnonce , digest -&gt; qop , ha2 )"]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digest -&gt; cnonce"], [["struct digestdata *", "nc", "1", "="], "digest -&gt; nc"], [["struct digestdata *", "nc", "1", "="], "* digest"], [["struct digestdata *", "char *", "char *", "="], "* digest"]]</text:p>
          </table:table-cell>
          <table:table-cell office:value-type="string" calcext:value-type="string">
            <text:p>768:4:23358:23722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nc", "1", "="], "digest -&gt; nc"], [["struct digestdata *", "char *", "char *", "="], "* digest"], [["struct digestdata *", "nc", "1", "="], "* digest"], [["struct digestdata *", "char *", "char *", "="], "digest -&gt; cnonce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08x:%s:%s:%s" , ha1 , digest -&gt; nonce , digest -&gt; nc , digest -&gt; cnonce , digest -&gt; qop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988", "True", "ExpressionStatement", "md5this = ( unsigned char * ) aprintf ( \"%s:%s:%s\" , ha1 , digest -&gt; nonce , ha2 )"]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char [ 33 ]", "33"], "unsigned char [ 33 ]"], [["struct digestdata *"], "struct digestdata *"], [["unsigned char [ 33 ]", "33"], "unsigned char [ 33 ]"], [["struct digestdata *", "char *", "char *", "="], "* digest"], [["struct digestdata *", "nc", "1", "="], "* digest"]]</text:p>
          </table:table-cell>
          <table:table-cell office:value-type="string" calcext:value-type="string">
            <text:p>777:4:23741:23933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qop"]], [["!", "unsigned char *"]]]</text:p>
          </table:table-cell>
          <table:table-cell office:value-type="string" calcext:value-type="string">
            <text:p>[[["struct digestdata *"], "struct digestdata *"], [["struct digestdata *", "char *", "char *", "="], "* digest"], [["struct digestdata *", "nc", "1", "="], "* digest"], [["unsigned char [ 33 ]", "33"], "unsigned char [ 33 ]"], [["unsigned char [ 33 ]", "33"], "unsigned char [ 33 ]"]]</text:p>
          </table:table-cell>
          <table:table-cell office:value-type="string" calcext:value-type="string">
            <text:p>md5this = ( unsigned char * ) aprintf ( "%s:%s:%s" , ha1 , digest -&gt; nonce , ha2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804", "True", "ExpressionStatement", "tmp = aprintf ( \"%s, opaque=\\\"%s\\\"\" , response , digest -&gt; opaque )"]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NULL", "NULL", "="], "char *"], [["struct digestdata *"], "struct digestdata *"], [["struct digestdata *", "char *", "char *", "="], "* digest"], [["struct digestdata *", "nc", "1", "="], "* digest"], [["struct digestdata *", "nc"], "* digest"]]</text:p>
          </table:table-cell>
          <table:table-cell office:value-type="string" calcext:value-type="string">
            <text:p>850:4:26427:26487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opaque"]], [["!", "char *"]]]</text:p>
          </table:table-cell>
          <table:table-cell office:value-type="string" calcext:value-type="string">
            <text:p>[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opaque=\"%s\"" , response , digest -&gt; opaque 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27765", "True", "ExpressionStatement", "tmp = aprintf ( \"%s, algorithm=\\\"%s\\\"\" , response , digest -&gt; algorithm )"]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], "* digest"], [["struct digestdata *", "nc", "1", "="], "* digest"], [["struct digestdata *", "char *", "char *", "="], "* digest"]]</text:p>
          </table:table-cell>
          <table:table-cell office:value-type="string" calcext:value-type="string">
            <text:p>860:4:26643:26709</text:p>
          </table:table-cell>
          <table:table-cell office:value-type="string" calcext:value-type="string">
            <text:p>/data/download/CMake/cmake-master/cmake-master/Utilities/cmcurl/lib/vauth/digest.c</text:p>
          </table:table-cell>
          <table:table-cell office:value-type="string" calcext:value-type="string">
            <text:p>[[["struct digestdata *", "algorithm"]], [["!", "char *"]], [["struct digestdata *", "opaque"]]]</text:p>
          </table:table-cell>
          <table:table-cell office:value-type="string" calcext:value-type="string">
            <text:p>[[["char *", "char *", "="], "char *"], [["char *", "NULL", "NULL", "="], "char *"], [["struct digestdata *"], "struct digestdata *"], [["struct digestdata *", "nc", "1", "="], "* digest"], [["struct digestdata *", "nc"], "* digest"], [["struct digestdata *", "char *", "char *", "="], "* digest"]]</text:p>
          </table:table-cell>
          <table:table-cell office:value-type="string" calcext:value-type="string">
            <text:p>tmp = aprintf ( "%s, algorithm=\"%s\"" , response , digest -&gt; algorithm )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1" table:target-range-address="analyze.B1:analyze.B155" table:display-filter-buttons="true">
          <table:filter>
            <table:filter-and>
              <table:filter-condition table:field-number="0" table:value="1" table:operator="=">
                <table:filter-set-item table:value="1"/>
                <table:filter-set-item table:value="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6-13T16:16:18.434130681</dc:date>
    <meta:editing-duration>PT15M47S</meta:editing-duration>
    <meta:editing-cycles>4</meta:editing-cycles>
    <meta:document-statistic meta:table-count="2" meta:cell-count="5115" meta:object-count="0"/>
  </office:meta>
</office:document-meta>
</file>